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44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13"/>
        <table:table-column table:style-name="co13" table:number-columns-repeated="2" table:default-cell-style-name="ce113"/>
        <table:table-column table:style-name="co12" table:number-columns-repeated="2" table:default-cell-style-name="ce113"/>
        <table:table-column table:style-name="co14" table:default-cell-style-name="ce113"/>
        <table:table-column table:style-name="co12" table:default-cell-style-name="ce113"/>
        <table:table-column table:style-name="co13" table:number-columns-repeated="2" table:default-cell-style-name="ce113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3" office:value-type="string" calcext:value-type="string">
            <text:p>&lt;permY1&gt;</text:p>
          </table:table-cell>
          <table:table-cell table:style-name="ce24" office:value-type="string" calcext:value-type="string">
            <text:p>AnisotropyRatio1 <text:s text:c="2"/>(X/Z)</text:p>
          </table:table-cell>
          <table:table-cell table:style-name="ce53" office:value-type="string" calcext:value-type="string">
            <text:p>&lt;permZ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3" office:value-type="string" calcext:value-type="string">
            <text:p>&lt;permY2&gt;</text:p>
          </table:table-cell>
          <table:table-cell table:style-name="ce32" office:value-type="string" calcext:value-type="string">
            <text:p>anisotropyRatio2 <text:s text:c="2"/>(X/Z)</text:p>
          </table:table-cell>
          <table:table-cell table:style-name="ce63" office:value-type="string" calcext:value-type="string">
            <text:p>&lt;permZ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boundaryWaterTable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09" office:value-type="string" calcext:value-type="string">
            <text:p>&lt;leakingYNorth&gt;</text:p>
          </table:table-cell>
          <table:table-cell table:style-name="ce109" office:value-type="string" calcext:value-type="string">
            <text:p>&lt;leakingYSouth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74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number-columns-repeated="2" table:style-name="ce46" office:value-type="string" calcext:value-type="string">
            <text:p>m2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0" office:value-type="string" calcext:value-type="string">
            <text:p>m</text:p>
          </table:table-cell>
          <table:table-cell table:style-name="ce46"/>
          <table:table-cell table:number-columns-repeated="2" table:style-name="ce46" office:value-type="string" calcext:value-type="string">
            <text:p>m2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50" office:value-type="string" calcext:value-type="string">
            <text:p>m</text:p>
          </table:table-cell>
          <table:table-cell table:number-columns-repeated="5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d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74"/>
        </table:table-row>
        <table:table-row table:style-name="ro3">
          <table:table-cell table:style-name="ce47" office:value-type="string" calcext:value-type="string">
            <text:p>GravelOnSan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69" office:value-type="float" office:value="0.3" calcext:value-type="float">
            <text:p>0.30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D3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3]/[.F3]" office:value-type="float" office:value="0.000000001" calcext:value-type="float">
            <text:p>1.00E-09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56" table:formula="of:=[.J3]" office:value-type="float" office:value="0.0000000001" calcext:value-type="float">
            <text:p>1.00E-10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3]/[.L3]" office:value-type="float" office:value="0.00000000001" calcext:value-type="float">
            <text:p>1.00E-11</text:p>
          </table:table-cell>
          <table:table-cell table:style-name="ce51" table:formula="of:=[.B3]+[.H3]" office:value-type="float" office:value="40" calcext:value-type="float">
            <text:p>40</text:p>
          </table:table-cell>
          <table:table-cell table:style-name="ce54" table:formula="of:=[.H3]" office:value-type="float" office:value="30" calcext:value-type="float">
            <text:p>3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3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3]*[.AO3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3]" office:value-type="float" office:value="6.08553307234793" calcext:value-type="float">
            <text:p>6.09</text:p>
          </table:table-cell>
          <table:table-cell table:style-name="ce69" table:formula="of:=[.T3]" office:value-type="float" office:value="0.3" calcext:value-type="float">
            <text:p>0.30</text:p>
          </table:table-cell>
          <table:table-cell table:style-name="ce54" table:formula="of:=[.U3]" office:value-type="float" office:value="40" calcext:value-type="float">
            <text:p>40</text:p>
          </table:table-cell>
          <table:table-cell table:style-name="ce69" table:formula="of:=[.S3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3]+[.AB3]&lt;[.P3];[.AM3]+[.AB3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3]+[.AD3]" office:value-type="float" office:value="601" calcext:value-type="float">
            <text:p>601</text:p>
          </table:table-cell>
          <table:table-cell table:style-name="ce77" table:formula="of:=ROUND([.P3]/2-([.P3]/2)/3)" office:value-type="float" office:value="267" calcext:value-type="float">
            <text:p>267</text:p>
          </table:table-cell>
          <table:table-cell table:style-name="ce77" table:formula="of:=ROUND([.P3]/2+([.P3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3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3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3]/(PI()*[.AN3]*([.AK3]-[.AL3])))/86400" office:value-type="float" office:value="0.000760691634043492" calcext:value-type="float">
            <text:p>7.61E-04</text:p>
          </table:table-cell>
          <table:table-cell table:style-name="ce54" table:formula="of:=AVERAGE([.AL3];[.AK3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SandOnGravel_Public_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4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4]/[.F4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26" office:value-type="float" office:value="0.3" calcext:value-type="float">
            <text:p>0.30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table:formula="of:=[.J4]" office:value-type="float" office:value="0.00000001" calcext:value-type="float">
            <text:p>1.00E-08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4]/[.L4]" office:value-type="float" office:value="0.000000001" calcext:value-type="float">
            <text:p>1.00E-09</text:p>
          </table:table-cell>
          <table:table-cell table:style-name="ce9" table:formula="of:=[.B4]+[.H4]" office:value-type="float" office:value="40" calcext:value-type="float">
            <text:p>40</text:p>
          </table:table-cell>
          <table:table-cell table:style-name="ce13" table:formula="of:=[.H4]" office:value-type="float" office:value="10" calcext:value-type="float">
            <text:p>10</text:p>
          </table:table-cell>
          <table:table-cell table:style-name="ce13" office:value-type="float" office:value="800" calcext:value-type="float">
            <text:p>800</text:p>
          </table:table-cell>
          <table:table-cell table:style-name="ce22" table:formula="of:=[.N4]-1" office:value-type="float" office:value="39" calcext:value-type="float">
            <text:p>3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6" table:formula="of:=[.R4]*[.AO4]" office:value-type="float" office:value="6.08553307234793" calcext:value-type="float">
            <text:p>6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13" office:value-type="float" office:value="40" calcext:value-type="float">
            <text:p>40</text:p>
          </table:table-cell>
          <table:table-cell table:style-name="ce26" table:formula="of:=[.S4]" office:value-type="float" office:value="6.08553307234793" calcext:value-type="float">
            <text:p>6.09</text:p>
          </table:table-cell>
          <table:table-cell table:style-name="ce26" table:formula="of:=[.T4]" office:value-type="float" office:value="0.3" calcext:value-type="float">
            <text:p>0.30</text:p>
          </table:table-cell>
          <table:table-cell table:style-name="ce13" table:formula="of:=[.U4]" office:value-type="float" office:value="40" calcext:value-type="float">
            <text:p>40</text:p>
          </table:table-cell>
          <table:table-cell table:style-name="ce26" table:formula="of:=[.S4]/10" office:value-type="float" office:value="0.608553307234793" calcext:value-type="float">
            <text:p>0.61</text:p>
          </table:table-cell>
          <table:table-cell table:style-name="ce26" office:value-type="float" office:value="0.75" calcext:value-type="float">
            <text:p>0.75</text:p>
          </table:table-cell>
          <table:table-cell table:style-name="ce13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3" table:formula="of:=IF([.AM4]+[.AB4]&lt;[.P4];[.AM4]+[.AB4];&quot;ERROR&quot;)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4]+[.AD4]" office:value-type="float" office:value="601" calcext:value-type="float">
            <text:p>601</text:p>
          </table:table-cell>
          <table:table-cell table:style-name="ce13" table:formula="of:=ROUND([.P4]/2-([.P4]/2)/3)" office:value-type="float" office:value="267" calcext:value-type="float">
            <text:p>267</text:p>
          </table:table-cell>
          <table:table-cell table:style-name="ce13" table:formula="of:=ROUND([.P4]/2+([.P4]/2)/3)" office:value-type="float" office:value="533" calcext:value-type="float">
            <text:p>533</text:p>
          </table:table-cell>
          <table:table-cell table:style-name="ce13" office:value-type="float" office:value="1.363" calcext:value-type="float">
            <text:p>1.363</text:p>
          </table:table-cell>
          <table:table-cell table:style-name="ce44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9" office:value-type="float" office:value="2725.5" calcext:value-type="float">
            <text:p>2725.5</text:p>
          </table:table-cell>
          <table:table-cell table:style-name="ce13" table:formula="of:=[.N4]-5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4]/2" office:value-type="float" office:value="400" calcext:value-type="float">
            <text:p>400</text:p>
          </table:table-cell>
          <table:table-cell table:style-name="ce13" office:value-type="float" office:value="0.4" calcext:value-type="float">
            <text:p>0.4</text:p>
          </table:table-cell>
          <table:table-cell table:style-name="ce17" table:formula="of:=([.AJ4]/(PI()*[.AN4]*([.AK4]-[.AL4])))/86400" office:value-type="float" office:value="0.000760691634043492" calcext:value-type="float">
            <text:p>7.61E-04</text:p>
          </table:table-cell>
          <table:table-cell table:style-name="ce13" table:formula="of:=AVERAGE([.AL4];[.AK4])" office:value-type="float" office:value="18.5" calcext:value-type="float">
            <text:p>1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7" office:value-type="string" calcext:value-type="string">
            <text:p>Gravel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D5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5]/[.F5]" office:value-type="float" office:value="0.000000001" calcext:value-type="float">
            <text:p>1.00E-09</text:p>
          </table:table-cell>
          <table:table-cell table:style-name="ce51" office:value-type="float" office:value="20" calcext:value-type="float">
            <text:p>20</text:p>
          </table:table-cell>
          <table:table-cell table:style-name="ce69" office:value-type="float" office:value="0.3" calcext:value-type="float">
            <text:p>0.30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J5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5]/[.L5]" office:value-type="float" office:value="0.000000001" calcext:value-type="float">
            <text:p>1.00E-09</text:p>
          </table:table-cell>
          <table:table-cell table:style-name="ce51" table:formula="of:=[.B5]+[.H5]" office:value-type="float" office:value="40" calcext:value-type="float">
            <text:p>40</text:p>
          </table:table-cell>
          <table:table-cell table:style-name="ce54" table:formula="of:=[.H5]" office:value-type="float" office:value="20" calcext:value-type="float">
            <text:p>2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5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5]*[.AO5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5]" office:value-type="float" office:value="6.08553307234793" calcext:value-type="float">
            <text:p>6.09</text:p>
          </table:table-cell>
          <table:table-cell table:style-name="ce69" table:formula="of:=[.T5]" office:value-type="float" office:value="0.3" calcext:value-type="float">
            <text:p>0.30</text:p>
          </table:table-cell>
          <table:table-cell table:style-name="ce54" table:formula="of:=[.U5]" office:value-type="float" office:value="40" calcext:value-type="float">
            <text:p>40</text:p>
          </table:table-cell>
          <table:table-cell table:style-name="ce69" table:formula="of:=[.S5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5]+[.AB5]&lt;[.P5];[.AM5]+[.AB5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5]+[.AD5]" office:value-type="float" office:value="601" calcext:value-type="float">
            <text:p>601</text:p>
          </table:table-cell>
          <table:table-cell table:style-name="ce54" table:formula="of:=ROUND([.P5]/2-([.P5]/2)/3)" office:value-type="float" office:value="267" calcext:value-type="float">
            <text:p>267</text:p>
          </table:table-cell>
          <table:table-cell table:style-name="ce54" table:formula="of:=ROUND([.P5]/2+([.P5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5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5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5]/(PI()*[.AN5]*([.AK5]-[.AL5])))/86400" office:value-type="float" office:value="0.000760691634043492" calcext:value-type="float">
            <text:p>7.61E-04</text:p>
          </table:table-cell>
          <table:table-cell table:style-name="ce54" table:formula="of:=AVERAGE([.AL5];[.AK5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CoarseSand_Public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6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6]/[.F6]" office:value-type="float" office:value="0.00000000001" calcext:value-type="float">
            <text:p>1.00E-11</text:p>
          </table:table-cell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3" calcext:value-type="float">
            <text:p>0.30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J6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6]/[.L6]" office:value-type="float" office:value="0.00000000001" calcext:value-type="float">
            <text:p>1.00E-11</text:p>
          </table:table-cell>
          <table:table-cell table:style-name="ce9" table:formula="of:=[.B6]+[.H6]" office:value-type="float" office:value="40" calcext:value-type="float">
            <text:p>40</text:p>
          </table:table-cell>
          <table:table-cell table:style-name="ce13" table:formula="of:=[.H6]" office:value-type="float" office:value="20" calcext:value-type="float">
            <text:p>20</text:p>
          </table:table-cell>
          <table:table-cell table:style-name="ce13" office:value-type="float" office:value="800" calcext:value-type="float">
            <text:p>800</text:p>
          </table:table-cell>
          <table:table-cell table:style-name="ce22" table:formula="of:=[.N6]-1" office:value-type="float" office:value="39" calcext:value-type="float">
            <text:p>3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6" table:formula="of:=[.R6]*[.AO6]" office:value-type="float" office:value="6.08553307234793" calcext:value-type="float">
            <text:p>6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13" office:value-type="float" office:value="40" calcext:value-type="float">
            <text:p>40</text:p>
          </table:table-cell>
          <table:table-cell table:style-name="ce26" table:formula="of:=[.S6]" office:value-type="float" office:value="6.08553307234793" calcext:value-type="float">
            <text:p>6.09</text:p>
          </table:table-cell>
          <table:table-cell table:style-name="ce26" table:formula="of:=[.T6]" office:value-type="float" office:value="0.3" calcext:value-type="float">
            <text:p>0.30</text:p>
          </table:table-cell>
          <table:table-cell table:style-name="ce13" table:formula="of:=[.U6]" office:value-type="float" office:value="40" calcext:value-type="float">
            <text:p>40</text:p>
          </table:table-cell>
          <table:table-cell table:style-name="ce26" table:formula="of:=[.S6]/10" office:value-type="float" office:value="0.608553307234793" calcext:value-type="float">
            <text:p>0.61</text:p>
          </table:table-cell>
          <table:table-cell table:style-name="ce26" office:value-type="float" office:value="0.75" calcext:value-type="float">
            <text:p>0.75</text:p>
          </table:table-cell>
          <table:table-cell table:style-name="ce13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3" table:formula="of:=IF([.AM6]+[.AB6]&lt;[.P6];[.AM6]+[.AB6];&quot;ERROR&quot;)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6]+[.AD6]" office:value-type="float" office:value="601" calcext:value-type="float">
            <text:p>601</text:p>
          </table:table-cell>
          <table:table-cell table:style-name="ce13" table:formula="of:=ROUND([.P6]/2-([.P6]/2)/3)" office:value-type="float" office:value="267" calcext:value-type="float">
            <text:p>267</text:p>
          </table:table-cell>
          <table:table-cell table:style-name="ce13" table:formula="of:=ROUND([.P6]/2+([.P6]/2)/3)" office:value-type="float" office:value="533" calcext:value-type="float">
            <text:p>533</text:p>
          </table:table-cell>
          <table:table-cell table:style-name="ce13" office:value-type="float" office:value="1.363" calcext:value-type="float">
            <text:p>1.363</text:p>
          </table:table-cell>
          <table:table-cell table:style-name="ce44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9" office:value-type="float" office:value="2725.5" calcext:value-type="float">
            <text:p>2725.5</text:p>
          </table:table-cell>
          <table:table-cell table:style-name="ce13" table:formula="of:=[.N6]-5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6]/2" office:value-type="float" office:value="400" calcext:value-type="float">
            <text:p>400</text:p>
          </table:table-cell>
          <table:table-cell table:style-name="ce13" office:value-type="float" office:value="0.4" calcext:value-type="float">
            <text:p>0.4</text:p>
          </table:table-cell>
          <table:table-cell table:style-name="ce17" table:formula="of:=([.AJ6]/(PI()*[.AN6]*([.AK6]-[.AL6])))/86400" office:value-type="float" office:value="0.000760691634043492" calcext:value-type="float">
            <text:p>7.61E-04</text:p>
          </table:table-cell>
          <table:table-cell table:style-name="ce13" table:formula="of:=AVERAGE([.AL6];[.AK6])" office:value-type="float" office:value="18.5" calcext:value-type="float">
            <text:p>1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1" calcext:value-type="float">
            <text:p>1.00E-11</text:p>
          </table:table-cell>
          <table:table-cell table:style-name="ce56" table:formula="of:=[.D7]" office:value-type="float" office:value="0.00000000001" calcext:value-type="float">
            <text:p>1.00E-11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7]/[.F7]" office:value-type="float" office:value="0.000000000001" calcext:value-type="float">
            <text:p>1.00E-12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1" calcext:value-type="float">
            <text:p>1.00E-11</text:p>
          </table:table-cell>
          <table:table-cell table:style-name="ce56" table:formula="of:=[.J7]" office:value-type="float" office:value="0.00000000001" calcext:value-type="float">
            <text:p>1.00E-11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7]/[.L7]" office:value-type="float" office:value="0.000000000001" calcext:value-type="float">
            <text:p>1.00E-12</text:p>
          </table:table-cell>
          <table:table-cell table:style-name="ce51" table:formula="of:=[.B7]+[.H7]" office:value-type="float" office:value="40" calcext:value-type="float">
            <text:p>40</text:p>
          </table:table-cell>
          <table:table-cell table:style-name="ce54" table:formula="of:=[.H7]" office:value-type="float" office:value="20" calcext:value-type="float">
            <text:p>2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7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7]*[.AO7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7]" office:value-type="float" office:value="6.08553307234793" calcext:value-type="float">
            <text:p>6.09</text:p>
          </table:table-cell>
          <table:table-cell table:style-name="ce69" table:formula="of:=[.T7]" office:value-type="float" office:value="0.3" calcext:value-type="float">
            <text:p>0.30</text:p>
          </table:table-cell>
          <table:table-cell table:style-name="ce54" table:formula="of:=[.U7]" office:value-type="float" office:value="40" calcext:value-type="float">
            <text:p>40</text:p>
          </table:table-cell>
          <table:table-cell table:style-name="ce69" table:formula="of:=[.S7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7]+[.AB7]&lt;[.P7];[.AM7]+[.AB7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7]+[.AD7]" office:value-type="float" office:value="601" calcext:value-type="float">
            <text:p>601</text:p>
          </table:table-cell>
          <table:table-cell table:style-name="ce54" table:formula="of:=ROUND([.P7]/2-([.P7]/2)/3)" office:value-type="float" office:value="267" calcext:value-type="float">
            <text:p>267</text:p>
          </table:table-cell>
          <table:table-cell table:style-name="ce54" table:formula="of:=ROUND([.P7]/2+([.P7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7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7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7]/(PI()*[.AN7]*([.AK7]-[.AL7])))/86400" office:value-type="float" office:value="0.000760691634043492" calcext:value-type="float">
            <text:p>7.61E-04</text:p>
          </table:table-cell>
          <table:table-cell table:style-name="ce54" table:formula="of:=AVERAGE([.AL7];[.AK7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GravelOnSan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D8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8]/[.F8]" office:value-type="float" office:value="0.000000001" calcext:value-type="float">
            <text:p>1.00E-0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57" table:formula="of:=[.J8]" office:value-type="float" office:value="0.0000000001" calcext:value-type="float">
            <text:p>1.00E-10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8]/[.L8]" office:value-type="float" office:value="0.00000000001" calcext:value-type="float">
            <text:p>1.00E-11</text:p>
          </table:table-cell>
          <table:table-cell table:style-name="ce52" table:formula="of:=[.B8]+[.H8]" office:value-type="float" office:value="20" calcext:value-type="float">
            <text:p>20</text:p>
          </table:table-cell>
          <table:table-cell table:style-name="ce55" table:formula="of:=[.H8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8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8]*[.AO8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8]" office:value-type="float" office:value="3.08901153793031" calcext:value-type="float">
            <text:p>3.09</text:p>
          </table:table-cell>
          <table:table-cell table:style-name="ce70" table:formula="of:=[.T8]" office:value-type="float" office:value="0.3" calcext:value-type="float">
            <text:p>0.30</text:p>
          </table:table-cell>
          <table:table-cell table:style-name="ce55" table:formula="of:=[.U8]" office:value-type="float" office:value="40" calcext:value-type="float">
            <text:p>40</text:p>
          </table:table-cell>
          <table:table-cell table:style-name="ce70" table:formula="of:=[.S8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8]+[.AB8]&lt;[.P8];[.AM8]+[.AB8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8]+[.AD8]" office:value-type="float" office:value="191" calcext:value-type="float">
            <text:p>191</text:p>
          </table:table-cell>
          <table:table-cell table:style-name="ce55" table:formula="of:=ROUND([.P8]/2-([.P8]/2)/3)" office:value-type="float" office:value="100" calcext:value-type="float">
            <text:p>100</text:p>
          </table:table-cell>
          <table:table-cell table:style-name="ce55" table:formula="of:=ROUND([.P8]/2+([.P8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8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8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8]/(PI()*[.AN8]*([.AK8]-[.AL8])))/86400" office:value-type="float" office:value="0.0000411868205057374" calcext:value-type="float">
            <text:p>4.12E-05</text:p>
          </table:table-cell>
          <table:table-cell table:style-name="ce55" table:formula="of:=AVERAGE([.AL8];[.AK8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SandOnGravel_Domestic_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9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9]/[.F9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table:formula="of:=[.J9]" office:value-type="float" office:value="0.00000001" calcext:value-type="float">
            <text:p>1.00E-08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9]/[.L9]" office:value-type="float" office:value="0.000000001" calcext:value-type="float">
            <text:p>1.00E-09</text:p>
          </table:table-cell>
          <table:table-cell table:style-name="ce9" table:formula="of:=[.B9]+[.H9]" office:value-type="float" office:value="20" calcext:value-type="float">
            <text:p>20</text:p>
          </table:table-cell>
          <table:table-cell table:style-name="ce13" table:formula="of:=[.H9]" office:value-type="float" office:value="10" calcext:value-type="float">
            <text:p>10</text:p>
          </table:table-cell>
          <table:table-cell table:style-name="ce13" office:value-type="float" office:value="300" calcext:value-type="float">
            <text:p>300</text:p>
          </table:table-cell>
          <table:table-cell table:style-name="ce22" table:formula="of:=[.N9]-1" office:value-type="float" office:value="19" calcext:value-type="float">
            <text:p>19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26" table:formula="of:=[.R9]*[.AO9]" office:value-type="float" office:value="3.08901153793031" calcext:value-type="float">
            <text:p>3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37" office:value-type="float" office:value="40" calcext:value-type="float">
            <text:p>40</text:p>
          </table:table-cell>
          <table:table-cell table:style-name="ce26" table:formula="of:=[.S9]" office:value-type="float" office:value="3.08901153793031" calcext:value-type="float">
            <text:p>3.09</text:p>
          </table:table-cell>
          <table:table-cell table:style-name="ce26" table:formula="of:=[.T9]" office:value-type="float" office:value="0.3" calcext:value-type="float">
            <text:p>0.30</text:p>
          </table:table-cell>
          <table:table-cell table:style-name="ce13" table:formula="of:=[.U9]" office:value-type="float" office:value="40" calcext:value-type="float">
            <text:p>40</text:p>
          </table:table-cell>
          <table:table-cell table:style-name="ce26" table:formula="of:=[.S9]/10" office:value-type="float" office:value="0.30890115379303" calcext:value-type="float">
            <text:p>0.31</text:p>
          </table:table-cell>
          <table:table-cell table:style-name="ce26" office:value-type="float" office:value="0.75" calcext:value-type="float">
            <text:p>0.75</text:p>
          </table:table-cell>
          <table:table-cell table:style-name="ce3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3" table:formula="of:=IF([.AM9]+[.AB9]&lt;[.P9];[.AM9]+[.AB9];&quot;ERROR&quot;)" office:value-type="float" office:value="190" calcext:value-type="float">
            <text:p>19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9]+[.AD9]" office:value-type="float" office:value="191" calcext:value-type="float">
            <text:p>191</text:p>
          </table:table-cell>
          <table:table-cell table:style-name="ce13" table:formula="of:=ROUND([.P9]/2-([.P9]/2)/3)" office:value-type="float" office:value="100" calcext:value-type="float">
            <text:p>100</text:p>
          </table:table-cell>
          <table:table-cell table:style-name="ce13" table:formula="of:=ROUND([.P9]/2+([.P9]/2)/3)" office:value-type="float" office:value="200" calcext:value-type="float">
            <text:p>200</text:p>
          </table:table-cell>
          <table:table-cell table:style-name="ce13" office:value-type="float" office:value="0.136" calcext:value-type="float">
            <text:p>0.136</text:p>
          </table:table-cell>
          <table:table-cell table:style-name="ce17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9" office:value-type="float" office:value="21.8" calcext:value-type="float">
            <text:p>21.8</text:p>
          </table:table-cell>
          <table:table-cell table:style-name="ce13" table:formula="of:=[.N9]-5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9]/2" office:value-type="float" office:value="150" calcext:value-type="float">
            <text:p>15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7" table:formula="of:=([.AJ9]/(PI()*[.AN9]*([.AK9]-[.AL9])))/86400" office:value-type="float" office:value="0.0000411868205057374" calcext:value-type="float">
            <text:p>4.12E-05</text:p>
          </table:table-cell>
          <table:table-cell table:style-name="ce13" table:formula="of:=AVERAGE([.AL9];[.AK9])" office:value-type="float" office:value="8.5" calcext:value-type="float">
            <text:p>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D10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10]/[.F10]" office:value-type="float" office:value="0.000000001" calcext:value-type="float">
            <text:p>1.00E-0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J10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10]/[.L10]" office:value-type="float" office:value="0.000000001" calcext:value-type="float">
            <text:p>1.00E-09</text:p>
          </table:table-cell>
          <table:table-cell table:style-name="ce52" table:formula="of:=[.B10]+[.H10]" office:value-type="float" office:value="20" calcext:value-type="float">
            <text:p>20</text:p>
          </table:table-cell>
          <table:table-cell table:style-name="ce55" table:formula="of:=[.H10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10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10]*[.AO10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10]" office:value-type="float" office:value="3.08901153793031" calcext:value-type="float">
            <text:p>3.09</text:p>
          </table:table-cell>
          <table:table-cell table:style-name="ce70" table:formula="of:=[.T10]" office:value-type="float" office:value="0.3" calcext:value-type="float">
            <text:p>0.30</text:p>
          </table:table-cell>
          <table:table-cell table:style-name="ce55" table:formula="of:=[.U10]" office:value-type="float" office:value="40" calcext:value-type="float">
            <text:p>40</text:p>
          </table:table-cell>
          <table:table-cell table:style-name="ce70" table:formula="of:=[.S10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10]+[.AB10]&lt;[.P10];[.AM10]+[.AB10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10]+[.AD10]" office:value-type="float" office:value="191" calcext:value-type="float">
            <text:p>191</text:p>
          </table:table-cell>
          <table:table-cell table:style-name="ce55" table:formula="of:=ROUND([.P10]/2-([.P10]/2)/3)" office:value-type="float" office:value="100" calcext:value-type="float">
            <text:p>100</text:p>
          </table:table-cell>
          <table:table-cell table:style-name="ce55" table:formula="of:=ROUND([.P10]/2+([.P10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10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10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10]/(PI()*[.AN10]*([.AK10]-[.AL10])))/86400" office:value-type="float" office:value="0.0000411868205057374" calcext:value-type="float">
            <text:p>4.12E-05</text:p>
          </table:table-cell>
          <table:table-cell table:style-name="ce55" table:formula="of:=AVERAGE([.AL10];[.AK10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CoarseSand_Domestic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11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11]/[.F11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J11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11]/[.L11]" office:value-type="float" office:value="0.00000000001" calcext:value-type="float">
            <text:p>1.00E-11</text:p>
          </table:table-cell>
          <table:table-cell table:style-name="ce9" table:formula="of:=[.B11]+[.H11]" office:value-type="float" office:value="20" calcext:value-type="float">
            <text:p>20</text:p>
          </table:table-cell>
          <table:table-cell table:style-name="ce13" table:formula="of:=[.H11]" office:value-type="float" office:value="10" calcext:value-type="float">
            <text:p>10</text:p>
          </table:table-cell>
          <table:table-cell table:style-name="ce13" office:value-type="float" office:value="300" calcext:value-type="float">
            <text:p>300</text:p>
          </table:table-cell>
          <table:table-cell table:style-name="ce22" table:formula="of:=[.N11]-1" office:value-type="float" office:value="19" calcext:value-type="float">
            <text:p>19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26" table:formula="of:=[.R11]*[.AO11]" office:value-type="float" office:value="3.08901153793031" calcext:value-type="float">
            <text:p>3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37" office:value-type="float" office:value="40" calcext:value-type="float">
            <text:p>40</text:p>
          </table:table-cell>
          <table:table-cell table:style-name="ce26" table:formula="of:=[.S11]" office:value-type="float" office:value="3.08901153793031" calcext:value-type="float">
            <text:p>3.09</text:p>
          </table:table-cell>
          <table:table-cell table:style-name="ce26" table:formula="of:=[.T11]" office:value-type="float" office:value="0.3" calcext:value-type="float">
            <text:p>0.30</text:p>
          </table:table-cell>
          <table:table-cell table:style-name="ce13" table:formula="of:=[.U11]" office:value-type="float" office:value="40" calcext:value-type="float">
            <text:p>40</text:p>
          </table:table-cell>
          <table:table-cell table:style-name="ce26" table:formula="of:=[.S11]/10" office:value-type="float" office:value="0.30890115379303" calcext:value-type="float">
            <text:p>0.31</text:p>
          </table:table-cell>
          <table:table-cell table:style-name="ce26" office:value-type="float" office:value="0.75" calcext:value-type="float">
            <text:p>0.75</text:p>
          </table:table-cell>
          <table:table-cell table:style-name="ce3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3" table:formula="of:=IF([.AM11]+[.AB11]&lt;[.P11];[.AM11]+[.AB11];&quot;ERROR&quot;)" office:value-type="float" office:value="190" calcext:value-type="float">
            <text:p>19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11]+[.AD11]" office:value-type="float" office:value="191" calcext:value-type="float">
            <text:p>191</text:p>
          </table:table-cell>
          <table:table-cell table:style-name="ce13" table:formula="of:=ROUND([.P11]/2-([.P11]/2)/3)" office:value-type="float" office:value="100" calcext:value-type="float">
            <text:p>100</text:p>
          </table:table-cell>
          <table:table-cell table:style-name="ce13" table:formula="of:=ROUND([.P11]/2+([.P11]/2)/3)" office:value-type="float" office:value="200" calcext:value-type="float">
            <text:p>200</text:p>
          </table:table-cell>
          <table:table-cell table:style-name="ce13" office:value-type="float" office:value="0.136" calcext:value-type="float">
            <text:p>0.136</text:p>
          </table:table-cell>
          <table:table-cell table:style-name="ce17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9" office:value-type="float" office:value="21.8" calcext:value-type="float">
            <text:p>21.8</text:p>
          </table:table-cell>
          <table:table-cell table:style-name="ce13" table:formula="of:=[.N11]-5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11]/2" office:value-type="float" office:value="150" calcext:value-type="float">
            <text:p>15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7" table:formula="of:=([.AJ11]/(PI()*[.AN11]*([.AK11]-[.AL11])))/86400" office:value-type="float" office:value="0.0000411868205057374" calcext:value-type="float">
            <text:p>4.12E-05</text:p>
          </table:table-cell>
          <table:table-cell table:style-name="ce13" table:formula="of:=AVERAGE([.AL11];[.AK11])" office:value-type="float" office:value="8.5" calcext:value-type="float">
            <text:p>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57" table:formula="of:=[.D12]" office:value-type="float" office:value="0.000000000001" calcext:value-type="float">
            <text:p>1.00E-12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12]/[.F12]" office:value-type="float" office:value="0.0000000000001" calcext:value-type="float">
            <text:p>1.00E-13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57" table:formula="of:=[.J12]" office:value-type="float" office:value="0.000000000001" calcext:value-type="float">
            <text:p>1.00E-12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12]/[.L12]" office:value-type="float" office:value="0.0000000000001" calcext:value-type="float">
            <text:p>1.00E-13</text:p>
          </table:table-cell>
          <table:table-cell table:style-name="ce52" table:formula="of:=[.B12]+[.H12]" office:value-type="float" office:value="20" calcext:value-type="float">
            <text:p>20</text:p>
          </table:table-cell>
          <table:table-cell table:style-name="ce55" table:formula="of:=[.H12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12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12]*[.AO12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12]" office:value-type="float" office:value="3.08901153793031" calcext:value-type="float">
            <text:p>3.09</text:p>
          </table:table-cell>
          <table:table-cell table:style-name="ce70" table:formula="of:=[.T12]" office:value-type="float" office:value="0.3" calcext:value-type="float">
            <text:p>0.30</text:p>
          </table:table-cell>
          <table:table-cell table:style-name="ce55" table:formula="of:=[.U12]" office:value-type="float" office:value="40" calcext:value-type="float">
            <text:p>40</text:p>
          </table:table-cell>
          <table:table-cell table:style-name="ce70" table:formula="of:=[.S12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12]+[.AB12]&lt;[.P12];[.AM12]+[.AB12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12]+[.AD12]" office:value-type="float" office:value="191" calcext:value-type="float">
            <text:p>191</text:p>
          </table:table-cell>
          <table:table-cell table:style-name="ce55" table:formula="of:=ROUND([.P12]/2-([.P12]/2)/3)" office:value-type="float" office:value="100" calcext:value-type="float">
            <text:p>100</text:p>
          </table:table-cell>
          <table:table-cell table:style-name="ce55" table:formula="of:=ROUND([.P12]/2+([.P12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12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12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12]/(PI()*[.AN12]*([.AK12]-[.AL12])))/86400" office:value-type="float" office:value="0.0000411868205057374" calcext:value-type="float">
            <text:p>4.12E-05</text:p>
          </table:table-cell>
          <table:table-cell table:style-name="ce55" table:formula="of:=AVERAGE([.AL12];[.AK12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3" office:value-type="string" calcext:value-type="string">
            <text:p>&lt;permY1&gt;</text:p>
          </table:table-cell>
          <table:table-cell table:style-name="ce24" office:value-type="string" calcext:value-type="string">
            <text:p>AnisotropyRatio1 <text:s text:c="2"/>(X/Z)</text:p>
          </table:table-cell>
          <table:table-cell table:style-name="ce53" office:value-type="string" calcext:value-type="string">
            <text:p>&lt;permZ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3" office:value-type="string" calcext:value-type="string">
            <text:p>&lt;permY2&gt;</text:p>
          </table:table-cell>
          <table:table-cell table:style-name="ce32" office:value-type="string" calcext:value-type="string">
            <text:p>anisotropyRatio2 <text:s text:c="2"/>(X/Z)</text:p>
          </table:table-cell>
          <table:table-cell table:style-name="ce63" office:value-type="string" calcext:value-type="string">
            <text:p>&lt;permZ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boundaryWaterTable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09" office:value-type="string" calcext:value-type="string">
            <text:p>&lt;leakingYNorth&gt;</text:p>
          </table:table-cell>
          <table:table-cell table:style-name="ce109" office:value-type="string" calcext:value-type="string">
            <text:p>&lt;leakingYSouth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73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73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73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73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53:20.596929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7T08:54:52.641159572</dc:date>
    <dc:creator>Edwin Saavedra C</dc:creator>
    <meta:editing-duration>PT5H13M27S</meta:editing-duration>
    <meta:editing-cycles>60</meta:editing-cycles>
    <meta:generator>LibreOffice/6.0.7.3$Linux_X86_64 LibreOffice_project/00m0$Build-3</meta:generator>
    <meta:document-statistic meta:table-count="3" meta:cell-count="1140" meta:object-count="0"/>
  </office:meta>
</office:document-meta>
</file>